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" style:font-name-asian="Droid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problem</text:p>
          </table:table-cell>
          <table:table-cell office:value-type="string">
            <text:p>stamina</text:p>
          </table:table-cell>
          <table:table-cell office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67">
            <text:p>0.000167</text:p>
          </table:table-cell>
          <table:table-cell table:number-columns-repeated="6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5"/>
          <table:table-cell office:value-type="string">
            <text:p>timeAvg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6">
            <text:p>0.00016</text:p>
          </table:table-cell>
          <table:table-cell table:number-columns-repeated="2"/>
          <table:table-cell office:value-type="string">
            <text:p>sastp10</text:p>
          </table:table-cell>
          <table:table-cell office:value-type="string">
            <text:p>avg</text:p>
          </table:table-cell>
          <table:table-cell table:style-name="ce2" table:formula="of:=AVERAGE([.B2:.B31])" office:value-type="float" office:value="43.2979">
            <text:p>43.30</text:p>
          </table:table-cell>
          <table:table-cell/>
        </table:table-row>
        <table:table-row table:style-name="ro2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3"/>
          <table:table-cell office:value-type="string">
            <text:p>stdev</text:p>
          </table:table-cell>
          <table:table-cell table:style-name="ce2" table:formula="of:=STDEV([.B2:.B31])" office:value-type="float" office:value="0">
            <text:p>0.00</text:p>
          </table:table-cell>
          <table:table-cell table:formula="of:=MAX([.B2:.B31])" office:value-type="float" office:value="43.2979">
            <text:p>43.2979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table:style-name="ce1" office:value-type="string">
            <text:p>0.000158</text:p>
          </table:table-cell>
          <table:table-cell table:number-columns-repeated="2"/>
          <table:table-cell office:value-type="string">
            <text:p>sastp20</text:p>
          </table:table-cell>
          <table:table-cell office:value-type="string">
            <text:p>avg</text:p>
          </table:table-cell>
          <table:table-cell table:style-name="ce2" table:formula="of:=AVERAGE([.B32:.B61])" office:value-type="float" office:value="69.2554">
            <text:p>69.26</text:p>
          </table:table-cell>
          <table:table-cell table:style-name="ce3" table:formula="of:=MAX([.B32:.B61])" office:value-type="float" office:value="69.2554">
            <text:p>69.2554</text:p>
          </table:table-cell>
        </table:table-row>
        <table:table-row table:style-name="ro2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3"/>
          <table:table-cell office:value-type="string">
            <text:p>stdev</text:p>
          </table:table-cell>
          <table:table-cell table:style-name="ce2" table:formula="of:=STDEV([.B32:.B61])" office:value-type="float" office:value="0">
            <text:p>0.00</text:p>
          </table:table-cell>
          <table:table-cell table:formula="of:=MAX([.B61:.B91])" office:value-type="float" office:value="177.778">
            <text:p>177.778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2"/>
          <table:table-cell office:value-type="string">
            <text:p>sastp50</text:p>
          </table:table-cell>
          <table:table-cell office:value-type="string">
            <text:p>avg</text:p>
          </table:table-cell>
          <table:table-cell table:style-name="ce2" table:formula="of:=AVERAGE([.B62:.B91])" office:value-type="float" office:value="177.778">
            <text:p>177.78</text:p>
          </table:table-cell>
          <table:table-cell table:formula="of:=MAX([.B92:.B121])" office:value-type="float" office:value="376.028">
            <text:p>376.028</text:p>
          </table:table-cell>
        </table:table-row>
        <table:table-row table:style-name="ro2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3"/>
          <table:table-cell office:value-type="string">
            <text:p>stdev</text:p>
          </table:table-cell>
          <table:table-cell table:style-name="ce2" table:formula="of:=STDEV([.B62:.B91])" office:value-type="float" office:value="0">
            <text:p>0.00</text:p>
          </table:table-cell>
          <table:table-cell table:formula="of:=MAX([.B122:.B151])" office:value-type="float" office:value="798.596">
            <text:p>798.596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2"/>
          <table:table-cell office:value-type="string">
            <text:p>sastp100</text:p>
          </table:table-cell>
          <table:table-cell office:value-type="string">
            <text:p>avg</text:p>
          </table:table-cell>
          <table:table-cell table:style-name="ce2" table:formula="of:=AVERAGE([.B92:.B121])" office:value-type="float" office:value="376.028">
            <text:p>376.03</text:p>
          </table:table-cell>
          <table:table-cell table:formula="of:=MAX([.B152:.B181])" office:value-type="float" office:value="2030.89">
            <text:p>2030.89</text:p>
          </table:table-cell>
        </table:table-row>
        <table:table-row table:style-name="ro2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6">
            <text:p>0.00016</text:p>
          </table:table-cell>
          <table:table-cell table:number-columns-repeated="3"/>
          <table:table-cell office:value-type="string">
            <text:p>stdev</text:p>
          </table:table-cell>
          <table:table-cell table:style-name="ce2" table:formula="of:=STDEV([.B92:.B121])" office:value-type="float" office:value="0">
            <text:p>0.00</text:p>
          </table:table-cell>
          <table:table-cell table:formula="of:=MAX([.B182:.B211])" office:value-type="float" office:value="4301.32">
            <text:p>4301.32</text:p>
          </table:table-cell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2"/>
          <table:table-cell office:value-type="string">
            <text:p>sastp200</text:p>
          </table:table-cell>
          <table:table-cell office:value-type="string">
            <text:p>avg</text:p>
          </table:table-cell>
          <table:table-cell table:style-name="ce2" table:formula="of:=AVERAGE([.B122:.B151])" office:value-type="float" office:value="798.596">
            <text:p>798.60</text:p>
          </table:table-cell>
          <table:table-cell/>
        </table:table-row>
        <table:table-row table:style-name="ro2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3"/>
          <table:table-cell office:value-type="string">
            <text:p>stdev</text:p>
          </table:table-cell>
          <table:table-cell table:style-name="ce2" table:formula="of:=STDEV([.B122:.B151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69">
            <text:p>0.000169</text:p>
          </table:table-cell>
          <table:table-cell table:number-columns-repeated="2"/>
          <table:table-cell office:value-type="string">
            <text:p>sastp500</text:p>
          </table:table-cell>
          <table:table-cell office:value-type="string">
            <text:p>avg</text:p>
          </table:table-cell>
          <table:table-cell table:style-name="ce2" table:formula="of:=AVERAGE([.B152:.B181])" office:value-type="float" office:value="2030.35666666667">
            <text:p>2030.36</text:p>
          </table:table-cell>
          <table:table-cell/>
        </table:table-row>
        <table:table-row table:style-name="ro2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3"/>
          <table:table-cell office:value-type="string">
            <text:p>stdev</text:p>
          </table:table-cell>
          <table:table-cell table:style-name="ce2" table:formula="of:=STDEV([.B152:.B181])" office:value-type="float" office:value="0.507416263404925">
            <text:p>0.51</text:p>
          </table:table-cell>
          <table:table-cell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6">
            <text:p>0.00016</text:p>
          </table:table-cell>
          <table:table-cell table:number-columns-repeated="2"/>
          <table:table-cell office:value-type="string">
            <text:p>sastp1000</text:p>
          </table:table-cell>
          <table:table-cell office:value-type="string">
            <text:p>avg</text:p>
          </table:table-cell>
          <table:table-cell table:style-name="ce2" table:formula="of:=AVERAGE([.B182:.B211])" office:value-type="float" office:value="4300.38666666667">
            <text:p>4300.39</text:p>
          </table:table-cell>
          <table:table-cell/>
        </table:table-row>
        <table:table-row table:style-name="ro2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3"/>
          <table:table-cell office:value-type="string">
            <text:p>stdev</text:p>
          </table:table-cell>
          <table:table-cell table:style-name="ce2" table:formula="of:=STDEV([.B182:.B211])" office:value-type="float" office:value="0.253708131702462">
            <text:p>0.25</text:p>
          </table:table-cell>
          <table:table-cell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6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6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6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6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6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6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6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6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6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8">
            <text:p>0.000158</text:p>
          </table:table-cell>
          <table:table-cell table:number-columns-repeated="6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6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61">
            <text:p>0.000161</text:p>
          </table:table-cell>
          <table:table-cell table:number-columns-repeated="6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6"/>
        </table:table-row>
        <table:table-row table:style-name="ro1">
          <table:table-cell office:value-type="string">
            <text:p>sastp10</text:p>
          </table:table-cell>
          <table:table-cell office:value-type="float" office:value="43.2979">
            <text:p>43.2979</text:p>
          </table:table-cell>
          <table:table-cell office:value-type="float" office:value="0.000159">
            <text:p>0.000159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">
            <text:p>0.00022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2">
            <text:p>0.000222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8">
            <text:p>0.000218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6">
            <text:p>0.000216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9">
            <text:p>0.000219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2">
            <text:p>0.000222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7">
            <text:p>0.000217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8">
            <text:p>0.000218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7">
            <text:p>0.000217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">
            <text:p>0.00022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7">
            <text:p>0.000217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8">
            <text:p>0.000218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9">
            <text:p>0.000219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1">
            <text:p>0.000221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7">
            <text:p>0.000217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1">
            <text:p>0.000221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8">
            <text:p>0.000218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1">
            <text:p>0.000221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7">
            <text:p>0.000217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6">
            <text:p>0.000216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">
            <text:p>0.00022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9">
            <text:p>0.000219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3">
            <text:p>0.000223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5">
            <text:p>0.000215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9">
            <text:p>0.000219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1">
            <text:p>0.000221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">
            <text:p>0.00022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22">
            <text:p>0.000222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77">
            <text:p>0.000277</text:p>
          </table:table-cell>
          <table:table-cell table:number-columns-repeated="6"/>
        </table:table-row>
        <table:table-row table:style-name="ro1">
          <table:table-cell office:value-type="string">
            <text:p>sastp20</text:p>
          </table:table-cell>
          <table:table-cell office:value-type="float" office:value="69.2554">
            <text:p>69.2554</text:p>
          </table:table-cell>
          <table:table-cell office:value-type="float" office:value="0.000219">
            <text:p>0.000219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">
            <text:p>0.00046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">
            <text:p>0.00046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3">
            <text:p>0.000453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9">
            <text:p>0.000459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132">
            <text:p>0.000132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9">
            <text:p>0.000459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8">
            <text:p>0.000458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77">
            <text:p>0.000477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6">
            <text:p>0.000456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2">
            <text:p>0.000462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71">
            <text:p>0.000471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85">
            <text:p>0.000485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6">
            <text:p>0.000456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6">
            <text:p>0.000456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7">
            <text:p>0.000457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3">
            <text:p>0.000463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5">
            <text:p>0.000455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6">
            <text:p>0.000466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4">
            <text:p>0.000464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9">
            <text:p>0.000459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517">
            <text:p>0.000517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5">
            <text:p>0.000455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86">
            <text:p>0.000486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57">
            <text:p>0.000457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3">
            <text:p>0.000463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8">
            <text:p>0.000468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5">
            <text:p>0.000465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543">
            <text:p>0.000543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3">
            <text:p>0.000463</text:p>
          </table:table-cell>
          <table:table-cell table:number-columns-repeated="6"/>
        </table:table-row>
        <table:table-row table:style-name="ro1">
          <table:table-cell office:value-type="string">
            <text:p>sastp50</text:p>
          </table:table-cell>
          <table:table-cell office:value-type="float" office:value="177.778">
            <text:p>177.778</text:p>
          </table:table-cell>
          <table:table-cell office:value-type="float" office:value="0.000462">
            <text:p>0.000462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305">
            <text:p>0.000305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9">
            <text:p>0.000989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8">
            <text:p>0.000988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76">
            <text:p>0.000976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78">
            <text:p>0.000978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8">
            <text:p>0.000988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9">
            <text:p>0.000989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1037">
            <text:p>0.001037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1006">
            <text:p>0.001006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1">
            <text:p>0.000981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92">
            <text:p>0.000992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79">
            <text:p>0.000979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4">
            <text:p>0.000984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8">
            <text:p>0.000988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1019">
            <text:p>0.001019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303">
            <text:p>0.000303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95">
            <text:p>0.000995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1326">
            <text:p>0.001326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1">
            <text:p>0.000981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5">
            <text:p>0.000985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2">
            <text:p>0.000982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97">
            <text:p>0.000997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1008">
            <text:p>0.001008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1">
            <text:p>0.001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1028">
            <text:p>0.001028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">
            <text:p>0.00098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">
            <text:p>0.00098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75">
            <text:p>0.000975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0981">
            <text:p>0.000981</text:p>
          </table:table-cell>
          <table:table-cell table:number-columns-repeated="6"/>
        </table:table-row>
        <table:table-row table:style-name="ro1">
          <table:table-cell office:value-type="string">
            <text:p>sastp100</text:p>
          </table:table-cell>
          <table:table-cell office:value-type="float" office:value="376.028">
            <text:p>376.028</text:p>
          </table:table-cell>
          <table:table-cell office:value-type="float" office:value="0.00154">
            <text:p>0.00154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3494">
            <text:p>0.003494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56">
            <text:p>0.000956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68">
            <text:p>0.000968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79">
            <text:p>0.000979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65">
            <text:p>0.000965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48">
            <text:p>0.000948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27">
            <text:p>0.001027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87">
            <text:p>0.000987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54">
            <text:p>0.000954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86">
            <text:p>0.000986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5">
            <text:p>0.00095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19">
            <text:p>0.001019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114">
            <text:p>0.001114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9">
            <text:p>0.00099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64">
            <text:p>0.000964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06">
            <text:p>0.001006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59">
            <text:p>0.001059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82">
            <text:p>0.000982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7">
            <text:p>0.00097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34">
            <text:p>0.001034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51">
            <text:p>0.000951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4">
            <text:p>0.00104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88">
            <text:p>0.001088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1">
            <text:p>0.00101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87">
            <text:p>0.000987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67">
            <text:p>0.001067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79">
            <text:p>0.000979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0984">
            <text:p>0.000984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08">
            <text:p>0.001008</text:p>
          </table:table-cell>
          <table:table-cell table:number-columns-repeated="6"/>
        </table:table-row>
        <table:table-row table:style-name="ro1">
          <table:table-cell office:value-type="string">
            <text:p>sastp200</text:p>
          </table:table-cell>
          <table:table-cell office:value-type="float" office:value="798.596">
            <text:p>798.596</text:p>
          </table:table-cell>
          <table:table-cell office:value-type="float" office:value="0.001003">
            <text:p>0.001003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352">
            <text:p>0.005352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222">
            <text:p>0.005222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018">
            <text:p>0.005018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978">
            <text:p>0.005978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035">
            <text:p>0.005035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188">
            <text:p>0.005188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157">
            <text:p>0.005157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12">
            <text:p>0.00512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279">
            <text:p>0.005279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069">
            <text:p>0.005069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028">
            <text:p>0.005028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07">
            <text:p>0.00507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085">
            <text:p>0.005085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015">
            <text:p>0.005015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041">
            <text:p>0.005041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261">
            <text:p>0.005261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153">
            <text:p>0.005153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428">
            <text:p>0.005428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184">
            <text:p>0.005184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29.89">
            <text:p>2029.89</text:p>
          </table:table-cell>
          <table:table-cell office:value-type="float" office:value="0.005132">
            <text:p>0.005132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182">
            <text:p>0.005182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147">
            <text:p>0.005147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151">
            <text:p>0.005151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946">
            <text:p>0.005946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412">
            <text:p>0.005412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479">
            <text:p>0.005479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995">
            <text:p>0.005995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1">
            <text:p>0.0051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06">
            <text:p>0.00506</text:p>
          </table:table-cell>
          <table:table-cell table:number-columns-repeated="6"/>
        </table:table-row>
        <table:table-row table:style-name="ro1">
          <table:table-cell office:value-type="string">
            <text:p>sastp500</text:p>
          </table:table-cell>
          <table:table-cell office:value-type="float" office:value="2030.89">
            <text:p>2030.89</text:p>
          </table:table-cell>
          <table:table-cell office:value-type="float" office:value="0.005349">
            <text:p>0.005349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1.32">
            <text:p>4301.32</text:p>
          </table:table-cell>
          <table:table-cell office:value-type="float" office:value="0.041558">
            <text:p>0.041558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1.32">
            <text:p>4301.32</text:p>
          </table:table-cell>
          <table:table-cell office:value-type="float" office:value="0.041447">
            <text:p>0.041447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792">
            <text:p>0.041792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2116">
            <text:p>0.042116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3808">
            <text:p>0.043808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291">
            <text:p>0.04291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935">
            <text:p>0.041935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634">
            <text:p>0.041634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2284">
            <text:p>0.042284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432">
            <text:p>0.041432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2269">
            <text:p>0.042269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478">
            <text:p>0.041478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494">
            <text:p>0.041494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523">
            <text:p>0.041523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449">
            <text:p>0.041449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797">
            <text:p>0.041797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485">
            <text:p>0.041485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2657">
            <text:p>0.042657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548">
            <text:p>0.041548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3826">
            <text:p>0.043826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589">
            <text:p>0.041589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2035">
            <text:p>0.042035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402">
            <text:p>0.041402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629">
            <text:p>0.041629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582">
            <text:p>0.041582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434">
            <text:p>0.041434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2056">
            <text:p>0.042056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562">
            <text:p>0.041562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2519">
            <text:p>0.042519</text:p>
          </table:table-cell>
          <table:table-cell table:number-columns-repeated="6"/>
        </table:table-row>
        <table:table-row table:style-name="ro1">
          <table:table-cell office:value-type="string">
            <text:p>sastp1000</text:p>
          </table:table-cell>
          <table:table-cell office:value-type="float" office:value="4300.32">
            <text:p>4300.32</text:p>
          </table:table-cell>
          <table:table-cell office:value-type="float" office:value="0.041982">
            <text:p>0.041982</text:p>
          </table:table-cell>
          <table:table-cell table:number-columns-repeated="6"/>
        </table:table-row>
        <table:table-row table:style-name="ro1" table:number-rows-repeated="104836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3T17:29:02</dc:date>
    <meta:generator>LibreOffice/3.5$Linux_X86_64 LibreOffice_project/350m1$Build-2</meta:generator>
    <meta:editing-duration>PT1H57M36S</meta:editing-duration>
    <meta:editing-cycles>10</meta:editing-cycles>
    <meta:document-statistic meta:table-count="1" meta:cell-count="676" meta:object-count="0"/>
  </office:meta>
</office:document-meta>
</file>